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1ac65b" officeooo:paragraph-rsid="001ac65b"/>
    </style:style>
    <style:style style:name="P2" style:family="paragraph" style:parent-style-name="Header">
      <style:text-properties style:text-position="0% 100%" officeooo:rsid="001ac65b" officeooo:paragraph-rsid="001ac65b"/>
    </style:style>
    <style:style style:name="P3" style:family="paragraph" style:parent-style-name="Header">
      <style:text-properties style:text-position="0% 100%" officeooo:rsid="001c0d22" officeooo:paragraph-rsid="001c0d22"/>
    </style:style>
    <style:style style:name="P4" style:family="paragraph" style:parent-style-name="Text_20_body">
      <style:paragraph-properties fo:line-height="100%" style:writing-mode="page"/>
      <style:text-properties style:text-position="0% 100%" officeooo:rsid="00160fe8" officeooo:paragraph-rsid="00160fe8"/>
    </style:style>
    <style:style style:name="P5" style:family="paragraph" style:parent-style-name="Text_20_body">
      <style:paragraph-properties fo:line-height="100%" style:writing-mode="page"/>
      <style:text-properties style:text-position="0% 100%" officeooo:rsid="0017afb4" officeooo:paragraph-rsid="0017afb4"/>
    </style:style>
    <style:style style:name="P6" style:family="paragraph" style:parent-style-name="Text_20_body">
      <style:paragraph-properties fo:line-height="100%" style:writing-mode="page"/>
      <style:text-properties style:text-position="0% 100%" officeooo:rsid="0017afb4" officeooo:paragraph-rsid="00160fe8"/>
    </style:style>
    <style:style style:name="P7" style:family="paragraph" style:parent-style-name="Text_20_body">
      <style:paragraph-properties fo:line-height="100%" style:writing-mode="page"/>
      <style:text-properties style:text-position="0% 100%" officeooo:rsid="001c0d22" officeooo:paragraph-rsid="001dc15a"/>
    </style:style>
    <style:style style:name="P8" style:family="paragraph" style:parent-style-name="Text_20_body">
      <style:paragraph-properties fo:line-height="100%" style:writing-mode="page"/>
      <style:text-properties style:text-position="0% 100%" officeooo:rsid="001c0d22" officeooo:paragraph-rsid="0017afb4"/>
    </style:style>
    <style:style style:name="P9" style:family="paragraph" style:parent-style-name="Text_20_body">
      <style:paragraph-properties fo:line-height="100%" style:writing-mode="page"/>
      <style:text-properties officeooo:rsid="00160fe8" officeooo:paragraph-rsid="001dc15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c15a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7afb4"/>
    </style:style>
    <style:style style:name="T5" style:family="text">
      <style:text-properties style:text-position="0% 100%" officeooo:rsid="001ac65b"/>
    </style:style>
    <style:style style:name="T6" style:family="text">
      <style:text-properties style:text-position="0% 100%" officeooo:rsid="001c0d22"/>
    </style:style>
    <style:style style:name="T7" style:family="text">
      <style:text-properties style:text-position="0% 100%" officeooo:rsid="001dc15a"/>
    </style:style>
    <style:style style:name="T8" style:family="text">
      <style:text-properties officeooo:rsid="001ac65b"/>
    </style:style>
    <style:style style:name="T9" style:family="text">
      <style:text-properties officeooo:rsid="001dc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Dear Sir or Madam</text:p>
      <text:p text:style-name="P4"/>
      <text:p text:style-name="P5"><text:span text:style-name="T8">Object : </text:span>Internship in a <text:span text:style-name="T8">cow </text:span>farm <text:span text:style-name="T8">in Irland</text:span></text:p>
      <text:p text:style-name="P8"/>
      <text:p text:style-name="P9"><text:span text:style-name="T5">My name is Florian, </text:span><text:span text:style-name="T6">I’m a 18-years old French student.</text:span><text:span text:style-name="T5"> </text:span><text:span text:style-name="T3">I had a lot of experience in farming, because my parents are both farmers and I always helped them at </text:span><text:span text:style-name="T4">the farm. </text:span><text:span text:style-name="T7">I do all tasks with them.</text:span></text:p>
      <text:p text:style-name="P9"><text:span text:style-name="T7"/></text:p>
      <text:p text:style-name="P9"><text:span text:style-name="T4">I can feed animals beacause </text:span><text:span text:style-name="T6">and take care o</text:span><text:span text:style-name="T7">f them</text:span><text:span text:style-name="T4">, in my parents’ farm, they have cows, cheeps, pigs mainly. I also made mecanics on tractors </text:span><text:span text:style-name="T5">!</text:span></text:p>
      <text:p text:style-name="P6"/>
      <text:p text:style-name="P7">I thank you in advance for consideriting my request. </text:p>
      <text:p text:style-name="P7">Should you have any question ? <text:s/>I’m will be happy to a<text:span text:style-name="T9">n</text:span>swer you and come into your farm.</text:p>
      <text:p text:style-name="P5"/>
      <text:p text:style-name="P5">Yours fairthfully</text:p>
      <text:p text:style-name="P5"/>
      <text:p text:style-name="P5">Florian Mosn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65b" officeooo:paragraph-rsid="001ac65b"/>
    </style:style>
    <style:style style:name="MP2" style:family="paragraph" style:parent-style-name="Header">
      <style:text-properties style:text-position="0% 100%" officeooo:rsid="001ac65b" officeooo:paragraph-rsid="001ac65b"/>
    </style:style>
    <style:style style:name="MP3" style:family="paragraph" style:parent-style-name="Header">
      <style:text-properties style:text-position="0% 100%" officeooo:rsid="001c0d22" officeooo:paragraph-rsid="001c0d22"/>
    </style:style>
    <style:style style:name="MT1" style:family="text">
      <style:text-properties officeooo:rsid="001dc15a"/>
    </style:style>
    <style:style style:name="MT2" style:family="text">
      <style:text-properties style:text-position="super 58%" officeooo:rsid="001dc15a"/>
    </style:style>
    <style:style style:name="MT3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osnier Florian</text:p>
        <text:p text:style-name="MP1">197 Rue Marcel Mérieux <text:tab/><text:tab/>March, <text:span text:style-name="MT1">8</text:span><text:span text:style-name="MT2">th</text:span></text:p>
        <text:p text:style-name="MP2">69007 Lyon</text:p>
        <text:p text:style-name="MP2">France</text:p>
        <text:p text:style-name="MP2"/>
        <text:p text:style-name="MP3">Email : <text:a xlink:type="simple" xlink:href="mailto:florian.mosnier@laposte.net" text:style-name="Internet_20_link" text:visited-style-name="Visited_20_Internet_20_Link">florian.mosnier@laposte.net</text:a></text:p>
        <text:p text:style-name="MP3">Phone Number : 06-46-25-07-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2:35:47.761060852</meta:creation-date>
    <dc:date>2017-03-08T21:38:58.602192734</dc:date>
    <meta:editing-duration>PT19M50S</meta:editing-duration>
    <meta:editing-cycles>4</meta:editing-cycles>
    <meta:generator>LibreOffice/5.2.5.1$Linux_X86_64 LibreOffice_project/20m0$Build-1</meta:generator>
    <meta:document-statistic meta:table-count="0" meta:image-count="0" meta:object-count="0" meta:page-count="1" meta:paragraph-count="14" meta:word-count="127" meta:character-count="698" meta:non-whitespace-character-count="581"/>
  </office:meta>
</office:document-meta>
</file>